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YBAR PEVE FRANCISCO RUDEN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VAREZ GOMEZ, CARLOS RAF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AYBAR PEVE FRANCISCO RUDEN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23:5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